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66">
            <text:p>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72">
            <text:p>12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6">
            <text:p>4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9">
            <text:p>9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919">
            <text:p>9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95">
            <text:p>8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9">
            <text:p>6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5">
            <text:p>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72">
            <text:p>2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9">
            <text:p>4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3086">
            <text:p>230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8">
            <text:p>4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34">
            <text:p>1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606">
            <text:p>5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84">
            <text:p>39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57">
            <text:p>10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650">
            <text:p>2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32">
            <text:p>8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vir" style:display-name="PageStyle_criminal-offenses-on-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